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723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1.401cm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048cm" svg:y1="14.462cm" svg:x2="4.048cm" svg:y2="4.302cm">
          <text:p/>
        </draw:line>
        <draw:line draw:style-name="gr1" draw:text-style-name="P1" draw:layer="layout" svg:x1="4.048cm" svg:y1="14.462cm" svg:x2="16.367cm" svg:y2="14.462cm">
          <text:p/>
        </draw:line>
        <draw:line draw:style-name="gr2" draw:text-style-name="P1" draw:layer="layout" svg:x1="7.096cm" svg:y1="9.255cm" svg:x2="7.096cm" svg:y2="5.699cm">
          <text:p/>
        </draw:line>
        <draw:line draw:style-name="gr2" draw:text-style-name="P1" draw:layer="layout" svg:x1="10.271cm" svg:y1="13.446cm" svg:x2="15.859cm" svg:y2="13.446cm">
          <text:p/>
        </draw:line>
        <draw:path draw:style-name="gr2" draw:text-style-name="P1" draw:layer="layout" svg:width="11.406cm" svg:height="2.92cm" draw:transform="rotate (-0.946841119206925) translate (9.19443867359768cm 4.18834031812892cm)" svg:viewBox="0 0 11407 2921" svg:d="M0 2586c5796 1512 11407-2586 11407-2586">
          <text:p/>
        </draw:path>
        <draw:path draw:style-name="gr2" draw:text-style-name="P1" draw:layer="layout" svg:width="5.244cm" svg:height="0.874cm" draw:transform="rotate (-0.851895207898433) translate (7.096cm 9.255cm)" svg:viewBox="0 0 5245 875" svg:d="M0 0c2545 1721 5245 371 5245 371">
          <text:p/>
        </draw:path>
        <draw:custom-shape draw:style-name="gr3" draw:text-style-name="P2" draw:layer="layout" svg:width="1.397cm" svg:height="0.381cm" svg:x="6.334cm" svg:y="8.109cm">
          <text:p/>
          <draw:enhanced-geometry svg:viewBox="0 0 21600 21600" draw:mirror-vertical="true" draw:extrusion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016cm" svg:height="1.143cm" svg:x="5.191cm" svg:y="7.858cm">
          <draw:text-box>
            <text:p>Q</text:p>
          </draw:text-box>
        </draw:frame>
        <draw:frame draw:style-name="gr5" draw:text-style-name="P3" draw:layer="layout" svg:width="0.889cm" svg:height="0.962cm" svg:x="6.461cm" svg:y="4.683cm">
          <draw:text-box>
            <text:p>4</text:p>
          </draw:text-box>
        </draw:frame>
        <draw:frame draw:style-name="gr5" draw:text-style-name="P3" draw:layer="layout" svg:width="1.016cm" svg:height="0.962cm" svg:x="16.113cm" svg:y="13.065cm">
          <draw:text-box>
            <text:p>1</text:p>
          </draw:text-box>
        </draw:frame>
        <draw:frame draw:style-name="gr5" draw:text-style-name="P3" draw:layer="layout" svg:width="0.889cm" svg:height="0.962cm" svg:x="9.001cm" svg:y="12.992cm">
          <draw:text-box>
            <text:p>2</text:p>
          </draw:text-box>
        </draw:frame>
        <draw:frame draw:style-name="gr5" draw:text-style-name="P3" draw:layer="layout" svg:width="0.889cm" svg:height="0.962cm" svg:x="6.08cm" svg:y="9.055cm">
          <draw:text-box>
            <text:p>3</text:p>
          </draw:text-box>
        </draw:frame>
        <draw:frame draw:style-name="gr6" draw:text-style-name="P3" draw:layer="layout" svg:width="1.27cm" svg:height="1.651cm" svg:x="2.905cm" svg:y="5.064cm">
          <draw:text-box>
            <text:p>P</text:p>
          </draw:text-box>
        </draw:frame>
        <draw:frame draw:style-name="gr7" draw:text-style-name="P3" draw:layer="layout" svg:width="1.397cm" svg:height="1.524cm" svg:x="15.478cm" svg:y="15.097cm">
          <draw:text-box>
            <text:p>V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1T18:44:10.366682989</meta:creation-date>
    <dc:date>2019-03-31T19:40:08.730858514</dc:date>
    <meta:editing-duration>PT7M51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